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31572" officeooo:paragraph-rsid="00031572"/>
    </style:style>
    <style:style style:name="P2" style:family="paragraph" style:parent-style-name="Standard">
      <style:paragraph-properties fo:text-align="start" style:justify-single-word="false"/>
      <style:text-properties officeooo:rsid="00031572" officeooo:paragraph-rsid="00031572"/>
    </style:style>
    <style:style style:name="P3" style:family="paragraph" style:parent-style-name="Standard">
      <style:paragraph-properties fo:text-align="start" style:justify-single-word="false"/>
      <style:text-properties officeooo:rsid="00048399" officeooo:paragraph-rsid="00048399"/>
    </style:style>
    <style:style style:name="T1" style:family="text">
      <style:text-properties officeooo:rsid="00048399"/>
    </style:style>
    <style:style style:name="T2" style:family="text">
      <style:text-properties style:text-position="super 58%" officeooo:rsid="00048399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4839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vis Robinson</text:p>
      <text:p text:style-name="P1">CS 261</text:p>
      <text:p text:style-name="P1">Programming Assignment 2</text:p>
      <text:p text:style-name="P1">Part 2</text:p>
      <text:p text:style-name="P2">1) O(10<text:tab/><text:tab/><text:tab/><text:tab/><text:tab/>2) O(N)</text:p>
      <text:p text:style-name="P2"/>
      <text:p text:style-name="P2"><draw:frame draw:style-name="fr1" draw:name="Object1" text:anchor-type="paragraph" svg:x="0.048in" svg:y="0.0665in" svg:width="2.7457in" svg:height="6.0445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3.1189in" svg:y="0.0583in" svg:width="2.6665in" svg:height="6.044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) <text:span text:style-name="T1">The way to have O(N</text:span><text:span text:style-name="T2">2</text:span><text:span text:style-name="T4">) time complexity is to have the program alternate pushes and pops. If it starts at capacity 8 and size 4, then we push, putting us at capacity 8 and size 4. After that if we pop the array is at half capacity (capacity 8, size 4) and so it's all moved to a new array. Then we push and we exceed capacity and it needs to be moved to a new array again. Just continue doing this and for all N operations, N elements need to be moved.</text:span></text:p>
      <text:p text:style-name="P2"><text:span text:style-name="T4"/></text:p>
      <text:p text:style-name="P3"><text:span text:style-name="T4">T</text:span><text:span text:style-name="T3">his can be avoided by changing the shrinking by policy to shrink the array to size 8 whenever it is emptied. Or by shrinking it when the size of the array is at one-quarter of capac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20:01:34.806000000</meta:creation-date>
    <dc:date>2015-07-11T21:56:15.574000000</dc:date>
    <meta:editing-duration>PT1H38M42S</meta:editing-duration>
    <meta:editing-cycles>1</meta:editing-cycles>
    <meta:document-statistic meta:table-count="0" meta:image-count="0" meta:object-count="2" meta:page-count="1" meta:paragraph-count="7" meta:word-count="143" meta:character-count="709" meta:non-whitespace-character-count="569"/>
    <meta:generator>LibreOffice/4.4.4.3$Windows_x86 LibreOffice_project/2c39ebcf046445232b798108aa8a7e7d89552ea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ce15"/>
        <table:table-column table:style-name="co2" table:default-cell-style-name="Default"/>
        <table:table-column table:style-name="co2" table:default-cell-style-name="ce22"/>
        <table:table-row table:style-name="ro1">
          <table:table-cell table:style-name="ce14" office:value-type="string" calcext:value-type="string">
            <text:p>Push Number</text:p>
          </table:table-cell>
          <table:table-cell table:style-name="ce18" office:value-type="string" calcext:value-type="string">
            <text:p>Capacity</text:p>
          </table:table-cell>
          <table:table-cell table:style-name="ce21" office:value-type="string" calcext:value-type="string">
            <text:p>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9" office:value-type="float" office:value="32" calcext:value-type="float">
            <text:p>32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Total Cost: </text:p>
          </table:table-cell>
          <table:table-cell table:style-name="ce20"/>
          <table:table-cell table:style-name="ce24" table:formula="of:=SUM([.C2:.C33])" office:value-type="float" office:value="56" calcext:value-type="float">
            <text:p>5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0/00/0000</text:date>, <text:time style:data-style-name="N2" text:time-value="20:12:03.1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15"/>
        <table:table-column table:style-name="co1" table:default-cell-style-name="Default"/>
        <table:table-column table:style-name="co1" table:default-cell-style-name="ce22"/>
        <table:table-row table:style-name="ro1">
          <table:table-cell table:number-columns-repeated="4"/>
          <table:table-cell table:style-name="ce14" office:value-type="string" calcext:value-type="string">
            <text:p>Push Number</text:p>
          </table:table-cell>
          <table:table-cell table:style-name="ce18" office:value-type="string" calcext:value-type="string">
            <text:p>Capacity</text:p>
          </table:table-cell>
          <table:table-cell table:style-name="ce21" office:value-type="string" calcext:value-type="string">
            <text:p>Cost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table:style-name="ce16" office:value-type="float" office:value="32" calcext:value-type="float">
            <text:p>32</text:p>
          </table:table-cell>
          <table:table-cell table:style-name="ce19" office:value-type="float" office:value="32" calcext:value-type="float">
            <text:p>32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7" office:value-type="string" calcext:value-type="string">
            <text:p>Total Cost: </text:p>
          </table:table-cell>
          <table:table-cell table:style-name="ce20"/>
          <table:table-cell table:style-name="ce24" table:formula="of:=SUM([.G2:.G33])" office:value-type="float" office:value="260" calcext:value-type="float">
            <text:p>26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0/00/0000</text:date>, <text:time style:data-style-name="N2" text:time-value="20:12:32.7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